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Lucida Console', 'DejaVu Sans Mono', Monaco, 'Courier New', monospace"/>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Standard">
      <style:text-properties fo:font-size="30pt" style:font-size-asian="30pt" style:font-size-complex="30pt"/>
    </style:style>
    <style:style style:name="P3" style:family="paragraph" style:parent-style-name="Standard">
      <style:paragraph-properties fo:text-align="center" style:justify-single-word="false"/>
      <style:text-properties fo:font-size="30pt" fo:font-weight="bold" style:font-size-asian="30pt" style:font-weight-asian="bold" style:font-size-complex="30pt" style:font-weight-complex="bold"/>
    </style:style>
    <style:style style:name="P4" style:family="paragraph" style:parent-style-name="Standard">
      <style:paragraph-properties fo:text-align="center" style:justify-single-word="false"/>
      <style:text-properties fo:font-size="22pt" fo:font-weight="normal" style:font-size-asian="22pt" style:font-weight-asian="normal" style:font-size-complex="22pt" style:font-weight-complex="normal"/>
    </style:style>
    <style:style style:name="P5" style:family="paragraph" style:parent-style-name="Standard">
      <style:paragraph-properties fo:text-align="start" style:justify-single-word="false"/>
      <style:text-properties fo:font-size="22pt" fo:font-weight="normal" style:font-size-asian="22pt" style:font-weight-asian="normal" style:font-size-complex="22pt" style:font-weight-complex="normal"/>
    </style:style>
    <style:style style:name="P6"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Heading_20_3">
      <style:text-properties fo:language="en" fo:country="US"/>
    </style:style>
    <style:style style:name="P9" style:family="paragraph" style:parent-style-name="Heading_20_7">
      <style:text-properties fo:language="en" fo:country="US"/>
    </style:style>
    <style:style style:name="P10" style:family="paragraph" style:parent-style-name="Heading_20_5">
      <style:text-properties fo:language="en" fo:country="US"/>
    </style:style>
    <style:style style:name="P11" style:family="paragraph" style:parent-style-name="Contents_20_3">
      <style:paragraph-properties>
        <style:tab-stops>
          <style:tab-stop style:position="16.002cm" style:type="right" style:leader-style="dotted" style:leader-text="."/>
        </style:tab-stops>
      </style:paragraph-properties>
    </style:style>
    <style:style style:name="P12" style:family="paragraph" style:parent-style-name="Contents_20_5">
      <style:paragraph-properties>
        <style:tab-stops>
          <style:tab-stop style:position="15.004cm" style:type="right" style:leader-style="dotted" style:leader-text="."/>
        </style:tab-stops>
      </style:paragraph-properties>
    </style:style>
    <style:style style:name="P13" style:family="paragraph" style:parent-style-name="Contents_20_7">
      <style:paragraph-properties>
        <style:tab-stops>
          <style:tab-stop style:position="14.005cm" style:type="right" style:leader-style="dotted" style:leader-text="."/>
        </style:tab-stops>
      </style:paragraph-properties>
    </style:style>
    <style:style style:name="P14" style:family="paragraph" style:parent-style-name="Text_20_body">
      <style:text-properties fo:language="en" fo:country="US"/>
    </style:style>
    <style:style style:name="T1" style:family="text">
      <style:text-properties fo:language="en" fo:country="U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3">F_</text:p>
      <text:p text:style-name="P6"/>
      <text:p text:style-name="P4">Asynchronous programming made easy</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Sam Machiels</text:p>
      <text:p text:style-name="P5">13 October 2015</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Table of Contents</text:p>
          </text:index-title>
          <text:p text:style-name="P7">Preface<text:tab/>4</text:p>
          <text:p text:style-name="P7">Introduction<text:tab/>4</text:p>
          <text:p text:style-name="P11">Asynchronous programming<text:tab/>4</text:p>
          <text:p text:style-name="P11">Separation of concerns<text:tab/>5</text:p>
          <text:p text:style-name="P11">Modular application design<text:tab/>5</text:p>
          <text:p text:style-name="P11">Loosely coupled application logic<text:tab/>5</text:p>
          <text:p text:style-name="P11">Maintainable code<text:tab/>5</text:p>
          <text:p text:style-name="P11">Testable code<text:tab/>5</text:p>
          <text:p text:style-name="P11">Why Node.js<text:tab/>5</text:p>
          <text:p text:style-name="P11">Problem to solve (conclusion)<text:tab/>5</text:p>
          <text:p text:style-name="P11">Solution to the problem (conclusion)<text:tab/>5</text:p>
          <text:p text:style-name="P7">Application development<text:tab/>5</text:p>
          <text:p text:style-name="P11">Tools<text:tab/>6</text:p>
          <text:p text:style-name="P12">Continuous integration<text:tab/>6</text:p>
          <text:p text:style-name="P13">Integration tests<text:tab/>6</text:p>
          <text:p text:style-name="P13">Travis-ci<text:tab/>6</text:p>
          <text:p text:style-name="P12">Unit tests<text:tab/>6</text:p>
          <text:p text:style-name="P13">Mocha<text:tab/>6</text:p>
          <text:p text:style-name="P12">Code coverage<text:tab/>6</text:p>
          <text:p text:style-name="P13">Istanbul<text:tab/>6</text:p>
          <text:p text:style-name="P13">Coveralls<text:tab/>6</text:p>
          <text:p text:style-name="P12">In-line documentation<text:tab/>6</text:p>
          <text:p text:style-name="P13">JSDOC<text:tab/>6</text:p>
          <text:p text:style-name="P13">Inch-ci<text:tab/>6</text:p>
          <text:p text:style-name="P12">Code quality<text:tab/>6</text:p>
          <text:p text:style-name="P13">Codacy<text:tab/>6</text:p>
          <text:p text:style-name="P13">JSLint<text:tab/>6</text:p>
          <text:p text:style-name="P7">Application realization<text:tab/>6</text:p>
          <text:p text:style-name="P11">Pre-alpha<text:tab/>6</text:p>
          <text:p text:style-name="P11">Alpha<text:tab/>6</text:p>
          <text:p text:style-name="P11">Beta<text:tab/>6</text:p>
          <text:p text:style-name="P11">Release candidates<text:tab/>6</text:p>
          <text:p text:style-name="P12">Candidate 1<text:tab/>6</text:p>
          <text:p text:style-name="P12">Candidate 2<text:tab/>6</text:p>
          <text:p text:style-name="P12">Feedback<text:tab/>6</text:p>
          <text:p text:style-name="P11">Production release<text:tab/>7</text:p>
          <text:p text:style-name="P7">API<text:tab/>7</text:p>
          <text:p text:style-name="P11">getConstructor<text:tab/>7</text:p>
          <text:p text:style-name="P11">instance_modules<text:tab/>7</text:p>
          <text:p text:style-name="P11">methods<text:tab/>7</text:p>
          <text:p text:style-name="P12">next<text:tab/>7</text:p>
          <text:p text:style-name="P12">abort<text:tab/>7</text:p>
          <text:p text:style-name="P12">finish<text:tab/>7</text:p>
          <text:p text:style-name="P12">retryAll<text:tab/>7</text:p>
          <text:p text:style-name="P12">retryThis<text:tab/>7</text:p>
          <text:p text:style-name="P12">retryFrom<text:tab/>7</text:p>
          <text:p text:style-name="P12">retryMethod<text:tab/>7</text:p>
          <text:p text:style-name="P7">Flowcharts<text:tab/>7</text:p>
          <text:p text:style-name="P11">getConstructor<text:tab/>7</text:p>
          <text:p text:style-name="P11">next<text:tab/>7</text:p>
          <text:p text:style-name="P11">Simple program<text:tab/>7</text:p>
          <text:p text:style-name="P7"><text:soft-page-break/>Examples<text:tab/>8</text:p>
          <text:p text:style-name="P11">Minimal<text:tab/>8</text:p>
          <text:p text:style-name="P11">Source code collector<text:tab/>8</text:p>
          <text:p text:style-name="P11">HTTP request handler<text:tab/>8</text:p>
          <text:p text:style-name="P11">Database interface<text:tab/>8</text:p>
          <text:p text:style-name="P7">Project maintenance<text:tab/>8</text:p>
          <text:p text:style-name="P11">Project stability<text:tab/>8</text:p>
          <text:p text:style-name="P11">Future features<text:tab/>8</text:p>
          <text:p text:style-name="P7">Feedback<text:tab/>8</text:p>
        </text:index-body>
      </text:table-of-content>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Preface</text:h>
      <text:p text:style-name="P1">Programming asynchronous application logic can be hard, especially when you want to maintain a clean, testable and loosely coupled modular code base. Improper asynchronous programming often results problems like hard to test code, a lack of modularity and tightly coupled application logic. In order to tackle these problems, "f_" was created.</text:p>
      <text:p text:style-name="P1"/>
      <text:h text:style-name="Heading_20_1" text:outline-level="1">Introduction</text:h>
      <text:p text:style-name="Text_20_body">Over the years it has become easier to give instructions to a computer by writing software because of abstraction. Nowadays anyone can open a browser, type some JavaScript in the developer console and for example test and use a calculator. This abstraction results in the rise of new problems, a shift of what programmers have to focus on. This together with the increase in CPU cores per devices which requires programmers to balance CPU loads across different cores and threads instead of having to write software that runs on a single thread, is a major difference if compared to 20 years ago.</text:p>
      <text:p text:style-name="Text_20_body">The result of programmers getting to focus more on actually translating an idea to a computer language instead of focussing on how to do the translation, results in growth of usable computational tasks for mankind to <text:span text:style-name="T1">use. A</text:span> way to contribute to this growth of usable computational tasks<text:span text:style-name="T1">,</text:span> is to tackle problems which arose <text:span text:style-name="T1">(or became more important) </text:span>because of new technological advancements. <text:span text:style-name="T1">Some</text:span> example<text:span text:style-name="T1">s are:</text:span> software that <text:span text:style-name="T1">has to </text:span>utilize multiple CPU cores<text:span text:style-name="T1">, </text:span>non blocking application <text:span text:style-name="T1">design and designing modular and loosely coupled applications.</text:span></text:p>
      <text:p text:style-name="Text_20_body">And then there is the internet. Which also resulted in huge changes of what programmers have to focus on. Computers ha<text:span text:style-name="T1">ve</text:span> to perform different actions in a different manner, sometimes<text:span text:style-name="T1"> computers aren't even optimized to perform such </text:span>actions<text:span text:style-name="T1">. Let alone giving the computers instructions on how to perform these actions. That's where software comes in, building layers of abstraction so programmers get to focus on realizing ideas.</text:span></text:p>
      <text:h text:style-name="Heading_20_3" text:outline-level="3">Asynchronous programming</text:h>
      <text:p text:style-name="P1">Benefits</text:p>
      <text:p text:style-name="P1">Use cases</text:p>
      <text:p text:style-name="Text_20_body">Non blocking</text:p>
      <text:p text:style-name="Text_20_body">Multi-core if host allows</text:p>
      <text:h text:style-name="Heading_20_3" text:outline-level="3"><text:soft-page-break/>Separation of concerns</text:h>
      <text:h text:style-name="Heading_20_3" text:outline-level="3">Modular application design</text:h>
      <text:h text:style-name="Heading_20_3" text:outline-level="3">Loosely coupled application logic</text:h>
      <text:h text:style-name="Heading_20_3" text:outline-level="3">Maintainable code</text:h>
      <text:h text:style-name="Heading_20_3" text:outline-level="3">Testable code</text:h>
      <text:h text:style-name="Heading_20_3" text:outline-level="3">Why Node.js</text:h>
      <text:h text:style-name="Heading_20_3" text:outline-level="3"><text:span text:style-name="T1">Problem</text:span> to solve<text:span text:style-name="T1"> (conclusion)</text:span></text:h>
      <text:h text:style-name="Heading_20_3" text:outline-level="3">Solution to the problem<text:span text:style-name="T1"> (conclusion)</text:span></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soft-page-break/>Application development</text:h>
      <text:p text:style-name="P1">@TODO all</text:p>
      <text:h text:style-name="Heading_20_3" text:outline-level="3">Tools</text:h>
      <text:h text:style-name="P10" text:outline-level="5">Continuous integration</text:h>
      <text:h text:style-name="P9" text:outline-level="7">Integration tests</text:h>
      <text:h text:style-name="P9" text:outline-level="7">Travis-ci</text:h>
      <text:h text:style-name="P10" text:outline-level="5">Unit tests</text:h>
      <text:h text:style-name="P9" text:outline-level="7">Mocha</text:h>
      <text:h text:style-name="P10" text:outline-level="5">Code coverage</text:h>
      <text:h text:style-name="P9" text:outline-level="7">Istanbul</text:h>
      <text:h text:style-name="P9" text:outline-level="7">Coveralls</text:h>
      <text:h text:style-name="P10" text:outline-level="5">In-line documentation</text:h>
      <text:h text:style-name="P9" text:outline-level="7">JSDOC</text:h>
      <text:h text:style-name="P9" text:outline-level="7">Inch-ci</text:h>
      <text:h text:style-name="P10" text:outline-level="5">Code quality</text:h>
      <text:h text:style-name="P9" text:outline-level="7">Codacy</text:h>
      <text:h text:style-name="Heading_20_7" text:outline-level="7"><text:span text:style-name="T1">JSLint</text:span></text:h>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h text:style-name="Heading_20_1" text:outline-level="1"><text:soft-page-break/>Application realization</text:h>
      <text:p text:style-name="P1">@TODO all</text:p>
      <text:h text:style-name="Heading_20_3" text:outline-level="3">Pre-alpha</text:h>
      <text:h text:style-name="Heading_20_3" text:outline-level="3">Alpha</text:h>
      <text:h text:style-name="Heading_20_3" text:outline-level="3">Beta</text:h>
      <text:h text:style-name="Heading_20_3" text:outline-level="3">Release candidates</text:h>
      <text:h text:style-name="Heading_20_5" text:outline-level="5">Candidate 1</text:h>
      <text:h text:style-name="Heading_20_5" text:outline-level="5">Candidate 2</text:h>
      <text:h text:style-name="Heading_20_5" text:outline-level="5">Feedback</text:h>
      <text:h text:style-name="Heading_20_3" text:outline-level="3">Production release</text:h>
      <text:p text:style-name="Text_20_body"/>
      <text:h text:style-name="Heading_20_1" text:outline-level="1">API</text:h>
      <text:p text:style-name="P1">@TODO all</text:p>
      <text:h text:style-name="P8" text:outline-level="3">getConstructor</text:h>
      <text:h text:style-name="P8" text:outline-level="3">instance_modules</text:h>
      <text:h text:style-name="P8" text:outline-level="3">methods</text:h>
      <text:h text:style-name="P10" text:outline-level="5">next</text:h>
      <text:h text:style-name="P10" text:outline-level="5">abort</text:h>
      <text:h text:style-name="P10" text:outline-level="5">finish</text:h>
      <text:h text:style-name="P10" text:outline-level="5">retryAll</text:h>
      <text:h text:style-name="P10" text:outline-level="5">retryThis</text:h>
      <text:h text:style-name="P10" text:outline-level="5">retryFrom</text:h>
      <text:h text:style-name="P10" text:outline-level="5">retryMethod</text:h>
      <text:p text:style-name="P1"/>
      <text:h text:style-name="Heading_20_1" text:outline-level="1"><text:soft-page-break/>Flowcharts</text:h>
      <text:p text:style-name="P1">@TODO all</text:p>
      <text:h text:style-name="P8" text:outline-level="3">getConstructor</text:h>
      <text:h text:style-name="P8" text:outline-level="3">next</text:h>
      <text:h text:style-name="P8" text:outline-level="3">Simple program</text:h>
      <text:p text:style-name="P1"/>
      <text:p text:style-name="P1"/>
      <text:p text:style-name="P1"/>
      <text:p text:style-name="P1"/>
      <text:p text:style-name="P1"/>
      <text:p text:style-name="P1"/>
      <text:p text:style-name="P1"/>
      <text:h text:style-name="Heading_20_1" text:outline-level="1">Examples</text:h>
      <text:p text:style-name="P1">@TODO all</text:p>
      <text:h text:style-name="P8" text:outline-level="3">Minimal</text:h>
      <text:h text:style-name="P8" text:outline-level="3">Source code collector</text:h>
      <text:h text:style-name="P8" text:outline-level="3">HTTP request handler</text:h>
      <text:h text:style-name="P8" text:outline-level="3">Database interface</text:h>
      <text:p text:style-name="P1"/>
      <text:h text:style-name="Heading_20_1" text:outline-level="1">Project maintenance</text:h>
      <text:p text:style-name="P1">@TODO all</text:p>
      <text:h text:style-name="P8" text:outline-level="3">Project stability</text:h>
      <text:h text:style-name="P8" text:outline-level="3">Future features</text:h>
      <text:p text:style-name="P1"/>
      <text:h text:style-name="Heading_20_1" text:outline-level="1">Feedback</text:h>
      <text:p text:style-name="P1">@TODO all</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Lucida Console', 'DejaVu Sans Mono', Monaco, 'Courier New', monospace"/>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am Machiels</meta:initial-creator>
    <meta:creation-date>2015-10-13T12:16:18.24</meta:creation-date>
    <dc:date>2015-10-13T14:29:40.39</dc:date>
    <dc:creator>Sam Machiels</dc:creator>
    <meta:editing-duration>PT1H31M54S</meta:editing-duration>
    <meta:editing-cycles>12</meta:editing-cycles>
    <meta:generator>OpenOffice/4.1.1$Win32 OpenOffice.org_project/411m6$Build-9775</meta:generator>
    <meta:document-statistic meta:table-count="0" meta:image-count="0" meta:object-count="0" meta:page-count="8" meta:paragraph-count="140" meta:word-count="599" meta:character-count="3794"/>
  </office:meta>
</office:document-meta>
</file>